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28.4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31.75pt"/>
    </style:style>
    <style:style style:name="co5" style:family="table-column">
      <style:table-column-properties fo:break-before="auto" style:column-width="27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roof_truss_E_re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5" table:number-columns-repeated="6" table:default-cell-style-name="ce1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E</text:p>
          </table:table-cell>
          <table:table-cell office:value-type="float" office:value="0.000000000000014885870314174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18907680581476" calcext:value-type="float">
            <text:p>2.19</text:p>
          </table:table-cell>
          <table:table-cell office:value-type="float" office:value="-0.00000000590724010422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0257883813762" calcext:value-type="float">
            <text:p>2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E</text:p>
          </table:table-cell>
          <table:table-cell office:value-type="float" office:value="0.00000000000011931433618883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96027939141479" calcext:value-type="float">
            <text:p>4.96</text:p>
          </table:table-cell>
          <table:table-cell office:value-type="float" office:value="-0.00000001304629511229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41041401379103" calcext:value-type="float">
            <text:p>6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E</text:p>
          </table:table-cell>
          <table:table-cell office:value-type="float" office:value="-0.00000000000005124434210301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99128221941477" calcext:value-type="float">
            <text:p>7.99</text:p>
          </table:table-cell>
          <table:table-cell office:value-type="float" office:value="-0.00000002085463181973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247108737162" calcext:value-type="float">
            <text:p>1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E</text:p>
          </table:table-cell>
          <table:table-cell office:value-type="float" office:value="0.0000000000002202398263762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6191328052148" calcext:value-type="float">
            <text:p>8.62</text:p>
          </table:table-cell>
          <table:table-cell office:value-type="float" office:value="-0.0000000224720695157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0418526441459" calcext:value-type="float">
            <text:p>11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E</text:p>
          </table:table-cell>
          <table:table-cell office:value-type="float" office:value="-6.97220059464598E-0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105653339111694" calcext:value-type="float">
            <text:p>-0.01</text:p>
          </table:table-cell>
          <table:table-cell office:value-type="float" office:value="-0.0000000002406177966757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18234556822823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E</text:p>
          </table:table-cell>
          <table:table-cell office:value-type="float" office:value="0.00000000000004388311936054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6940130967777" calcext:value-type="float">
            <text:p>6.97</text:p>
          </table:table-cell>
          <table:table-cell office:value-type="float" office:value="-0.000000018222109537097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95359457145971" calcext:value-type="float">
            <text:p>8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E</text:p>
          </table:table-cell>
          <table:table-cell office:value-type="float" office:value="-0.00000000000001220357148667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886196004045418" calcext:value-type="float">
            <text:p>-0.89</text:p>
          </table:table-cell>
          <table:table-cell office:value-type="float" office:value="0.000000002122276780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1.04279690922935" calcext:value-type="float">
            <text:p>-1.04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style-name="Default" table:formula="of:=MAX([.F3:.F9])" office:value-type="float" office:value="8.6191328052148" calcext:value-type="float">
            <text:p>8.6191328052148</text:p>
          </table:table-cell>
          <table:table-cell table:style-name="Default" table:number-columns-repeated="2"/>
          <table:table-cell table:style-name="Default" table:formula="of:=MAX([.I3:.I9])" office:value-type="float" office:value="11.0418526441459" calcext:value-type="float">
            <text:p>11.0418526441459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6T14:37:35.024350248</dc:date>
    <meta:editing-duration>PT1M12S</meta:editing-duration>
    <meta:editing-cycles>1</meta:editing-cycles>
    <meta:generator>LibreOffice/6.0.7.3$Linux_X86_64 LibreOffice_project/00m0$Build-3</meta:generator>
    <meta:document-statistic meta:table-count="1" meta:cell-count="95" meta:object-count="0"/>
  </office:meta>
</office:document-meta>
</file>